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/>
    <style:font-face style:name="Tahoma1" svg:font-family="Tahoma"/>
    <style:font-face style:name="arial" svg:font-family="arial, sans-serif"/>
    <style:font-face style:name="sans-serif" svg:font-family="sans-serif"/>
    <style:font-face style:name="Atalante1" svg:font-family="Atalante" style:font-pitch="variable"/>
    <style:font-face style:name="OpenSymbol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09cm" fo:margin-left="0cm" table:align="left" style:may-break-between-rows="false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09cm" fo:margin-left="0cm" table:align="left" style:may-break-between-rows="false"/>
    </style:style>
    <style:style style:name="Tableau6.A" style:family="table-column">
      <style:table-column-properties style:column-width="17.009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b30723" officeooo:paragraph-rsid="00b30723" style:font-name-asian="Arial Unicode MS" style:font-size-asian="16.1000003814697pt" style:font-weight-asian="bold" style:font-name-complex="Tahoma" style:font-size-complex="16.1000003814697pt" style:font-weight-complex="bold"/>
    </style:style>
    <style:style style:name="P6" style:family="paragraph" style:parent-style-name="Heading_20_1">
      <style:text-properties officeooo:paragraph-rsid="009f8518"/>
    </style:style>
    <style:style style:name="P7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9f851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a672c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9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30723" officeooo:paragraph-rsid="00b3072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79802" officeooo:paragraph-rsid="00b7980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1" style:family="paragraph" style:parent-style-name="Text_20_body" style:list-style-name="L12">
      <style:paragraph-properties fo:text-align="start" style:justify-single-word="false"/>
      <style:text-properties officeooo:paragraph-rsid="00ab8e82"/>
    </style:style>
    <style:style style:name="P12" style:family="paragraph" style:parent-style-name="Text_20_body">
      <style:paragraph-properties fo:text-align="justify" style:justify-single-word="false"/>
      <style:text-properties officeooo:paragraph-rsid="00a2fe7e"/>
    </style:style>
    <style:style style:name="P13" style:family="paragraph" style:parent-style-name="Text_20_body" style:list-style-name="L9">
      <style:paragraph-properties fo:text-align="justify" style:justify-single-word="false"/>
      <style:text-properties officeooo:paragraph-rsid="00a55f73"/>
    </style:style>
    <style:style style:name="P14" style:family="paragraph" style:parent-style-name="Text_20_body" style:list-style-name="L11">
      <style:paragraph-properties fo:text-align="justify" style:justify-single-word="false"/>
      <style:text-properties officeooo:paragraph-rsid="00aaa3c0"/>
    </style:style>
    <style:style style:name="P15" style:family="paragraph" style:parent-style-name="Text_20_body">
      <style:paragraph-properties fo:text-align="justify" style:justify-single-word="false"/>
      <style:text-properties officeooo:paragraph-rsid="00b30723"/>
    </style:style>
    <style:style style:name="P16" style:family="paragraph" style:parent-style-name="Text_20_body">
      <style:paragraph-properties fo:text-align="justify" style:justify-single-word="false"/>
      <style:text-properties officeooo:paragraph-rsid="00b5009d"/>
    </style:style>
    <style:style style:name="P17" style:family="paragraph" style:parent-style-name="Text_20_body">
      <style:paragraph-properties fo:text-align="justify" style:justify-single-word="false"/>
      <style:text-properties officeooo:paragraph-rsid="00b6d727"/>
    </style:style>
    <style:style style:name="P18" style:family="paragraph" style:parent-style-name="Text_20_body">
      <style:paragraph-properties fo:text-align="justify" style:justify-single-word="false"/>
      <style:text-properties officeooo:paragraph-rsid="00b79802"/>
    </style:style>
    <style:style style:name="P19" style:family="paragraph" style:parent-style-name="Text_20_body">
      <style:paragraph-properties fo:text-align="justify" style:justify-single-word="false"/>
      <style:text-properties officeooo:paragraph-rsid="00b8282b"/>
    </style:style>
    <style:style style:name="P20" style:family="paragraph" style:parent-style-name="Text_20_body" style:list-style-name="L13">
      <style:paragraph-properties fo:text-align="justify" style:justify-single-word="false"/>
      <style:text-properties officeooo:paragraph-rsid="00bafe70"/>
    </style:style>
    <style:style style:name="P21" style:family="paragraph" style:parent-style-name="Text_20_body" style:list-style-name="L13">
      <style:paragraph-properties fo:text-align="justify" style:justify-single-word="false"/>
      <style:text-properties officeooo:paragraph-rsid="00bb6f0d"/>
    </style:style>
    <style:style style:name="P22" style:family="paragraph" style:parent-style-name="Text_20_body">
      <style:paragraph-properties fo:text-align="center" style:justify-single-word="false"/>
      <style:text-properties officeooo:paragraph-rsid="00a2fe7e"/>
    </style:style>
    <style:style style:name="P23" style:family="paragraph" style:parent-style-name="Text_20_body" style:list-style-name="L11">
      <style:paragraph-properties fo:text-align="center" style:justify-single-word="false"/>
      <style:text-properties officeooo:paragraph-rsid="00aaa3c0"/>
    </style:style>
    <style:style style:name="P24" style:family="paragraph" style:parent-style-name="Text_20_body" style:list-style-name="L12">
      <style:paragraph-properties fo:text-align="center" style:justify-single-word="false"/>
    </style:style>
    <style:style style:name="P25" style:family="paragraph" style:parent-style-name="Text_20_body" style:list-style-name="L12">
      <style:paragraph-properties fo:text-align="center" style:justify-single-word="false"/>
      <style:text-properties officeooo:paragraph-rsid="00ab8e82"/>
    </style:style>
    <style:style style:name="P26" style:family="paragraph" style:parent-style-name="Text_20_body">
      <style:paragraph-properties fo:text-align="center" style:justify-single-word="false"/>
      <style:text-properties style:font-name="Times" fo:font-size="18pt" fo:font-weight="bold" officeooo:rsid="009f55b2" officeooo:paragraph-rsid="009f55b2" style:font-size-asian="18pt" style:font-weight-asian="bold" style:font-size-complex="18pt" style:font-weight-complex="bold"/>
    </style:style>
    <style:style style:name="P27" style:family="paragraph" style:parent-style-name="Text_20_body">
      <style:text-properties fo:font-style="normal" style:text-underline-style="none" fo:font-weight="normal" officeooo:rsid="0093ef6a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3ef6a" officeooo:paragraph-rsid="00b3072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fo:font-weight="bold" officeooo:rsid="009f8518" officeooo:paragraph-rsid="009f8518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style="normal" officeooo:rsid="00a672c5" officeooo:paragraph-rsid="00a672c5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a672c5" officeooo:paragraph-rsid="00b035cf" style:font-style-asian="normal" style:font-style-complex="normal"/>
    </style:style>
    <style:style style:name="P32" style:family="paragraph" style:parent-style-name="Text_20_body">
      <style:paragraph-properties fo:text-align="center" style:justify-single-word="false"/>
      <style:text-properties fo:font-style="normal" officeooo:rsid="00a672c5" officeooo:paragraph-rsid="00a8a387" style:font-style-asian="normal" style:font-style-complex="normal"/>
    </style:style>
    <style:style style:name="P33" style:family="paragraph" style:parent-style-name="Text_20_body">
      <style:paragraph-properties fo:text-align="center" style:justify-single-word="false"/>
      <style:text-properties fo:font-style="normal" officeooo:rsid="00a672c5" officeooo:paragraph-rsid="00b035cf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  <style:text-properties fo:font-style="normal" officeooo:rsid="00a672c5" officeooo:paragraph-rsid="00b5009d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b30723" officeooo:paragraph-rsid="00b30723" style:font-style-asian="normal" style:font-style-complex="normal"/>
    </style:style>
    <style:style style:name="P36" style:family="paragraph" style:parent-style-name="Text_20_body">
      <style:text-properties officeooo:rsid="009f8518" officeooo:paragraph-rsid="009f8518"/>
    </style:style>
    <style:style style:name="P37" style:family="paragraph" style:parent-style-name="Text_20_body">
      <style:paragraph-properties fo:text-align="justify" style:justify-single-word="false"/>
      <style:text-properties fo:font-style="italic" officeooo:rsid="009f8518" officeooo:paragraph-rsid="009f8518" style:font-style-asian="italic" style:font-style-complex="italic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Text_20_body">
      <style:text-properties fo:font-style="italic" style:text-underline-style="solid" style:text-underline-width="auto" style:text-underline-color="font-color" officeooo:paragraph-rsid="00a672c5" style:font-style-asian="italic" style:font-style-complex="italic"/>
    </style:style>
    <style:style style:name="P40" style:family="paragraph" style:parent-style-name="Text_20_body">
      <style:text-properties officeooo:paragraph-rsid="009f8518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9f8518" officeooo:paragraph-rsid="009f8518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f8518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672c5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b035cf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rsid="00a8a387" officeooo:paragraph-rsid="00a8a387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rsid="00b035cf" officeooo:paragraph-rsid="00b035cf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5009d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8282b" style:font-weight-asian="bold" style:font-weight-complex="bold"/>
    </style:style>
    <style:style style:name="P50" style:family="paragraph" style:parent-style-name="Text_20_body">
      <style:text-properties style:text-underline-style="solid" style:text-underline-width="auto" style:text-underline-color="font-color" fo:font-weight="bold" officeooo:rsid="00b99ea5" officeooo:paragraph-rsid="00b99ea5" style:font-weight-asian="bold" style:font-weight-complex="bold"/>
    </style:style>
    <style:style style:name="P51" style:family="paragraph" style:parent-style-name="Text_20_body">
      <style:text-properties officeooo:rsid="00a2fe7e" officeooo:paragraph-rsid="00a2fe7e"/>
    </style:style>
    <style:style style:name="P52" style:family="paragraph" style:parent-style-name="Text_20_body">
      <style:text-properties officeooo:rsid="00a3fcbc" officeooo:paragraph-rsid="00a3fcbc"/>
    </style:style>
    <style:style style:name="P53" style:family="paragraph" style:parent-style-name="Text_20_body">
      <style:text-properties officeooo:paragraph-rsid="00a3fcbc"/>
    </style:style>
    <style:style style:name="P54" style:family="paragraph" style:parent-style-name="Text_20_body">
      <style:text-properties officeooo:rsid="00a55f73" officeooo:paragraph-rsid="00a55f73"/>
    </style:style>
    <style:style style:name="P55" style:family="paragraph" style:parent-style-name="Text_20_body" style:list-style-name="L9">
      <style:paragraph-properties fo:text-align="justify" style:justify-single-word="false"/>
      <style:text-properties officeooo:rsid="00a55f73" officeooo:paragraph-rsid="00a55f73"/>
    </style:style>
    <style:style style:name="P56" style:family="paragraph" style:parent-style-name="Text_20_body">
      <style:paragraph-properties fo:text-align="justify" style:justify-single-word="false"/>
      <style:text-properties officeooo:rsid="00a55f73" officeooo:paragraph-rsid="00a55f73"/>
    </style:style>
    <style:style style:name="P57" style:family="paragraph" style:parent-style-name="Text_20_body">
      <style:text-properties officeooo:rsid="00a672c5" officeooo:paragraph-rsid="00a672c5"/>
    </style:style>
    <style:style style:name="P58" style:family="paragraph" style:parent-style-name="Text_20_body">
      <style:text-properties officeooo:rsid="00a672c5" officeooo:paragraph-rsid="00a8128f"/>
    </style:style>
    <style:style style:name="P59" style:family="paragraph" style:parent-style-name="Text_20_body">
      <style:text-properties officeooo:paragraph-rsid="00a672c5"/>
    </style:style>
    <style:style style:name="P60" style:family="paragraph" style:parent-style-name="Text_20_body" style:list-style-name="L10"/>
    <style:style style:name="P61" style:family="paragraph" style:parent-style-name="Text_20_body" style:list-style-name="L10">
      <style:text-properties officeooo:paragraph-rsid="00a8a387"/>
    </style:style>
    <style:style style:name="P62" style:family="paragraph" style:parent-style-name="Text_20_body" style:list-style-name="L10">
      <style:text-properties officeooo:paragraph-rsid="00ab821a"/>
    </style:style>
    <style:style style:name="P63" style:family="paragraph" style:parent-style-name="Text_20_body" style:list-style-name="L10">
      <style:text-properties officeooo:rsid="00aaa3c0" officeooo:paragraph-rsid="00aaa3c0"/>
    </style:style>
    <style:style style:name="P64" style:family="paragraph" style:parent-style-name="Text_20_body" style:list-style-name="L11">
      <style:paragraph-properties fo:text-align="justify" style:justify-single-word="false"/>
      <style:text-properties officeooo:rsid="00aaa3c0" officeooo:paragraph-rsid="00aaa3c0"/>
    </style:style>
    <style:style style:name="P65" style:family="paragraph" style:parent-style-name="Text_20_body" style:list-style-name="L11">
      <style:paragraph-properties fo:text-align="justify" style:justify-single-word="false"/>
      <style:text-properties officeooo:rsid="00aaa3c0" officeooo:paragraph-rsid="00ab821a"/>
    </style:style>
    <style:style style:name="P66" style:family="paragraph" style:parent-style-name="Text_20_body" style:list-style-name="L12"/>
    <style:style style:name="P67" style:family="paragraph" style:parent-style-name="Text_20_body" style:list-style-name="L12">
      <style:text-properties officeooo:rsid="00ab8e82" officeooo:paragraph-rsid="00ab8e82"/>
    </style:style>
    <style:style style:name="P68" style:family="paragraph" style:parent-style-name="Text_20_body">
      <style:text-properties officeooo:paragraph-rsid="00b035cf"/>
    </style:style>
    <style:style style:name="P69" style:family="paragraph" style:parent-style-name="Text_20_body">
      <style:text-properties officeooo:rsid="00b035cf" officeooo:paragraph-rsid="00b035cf"/>
    </style:style>
    <style:style style:name="P70" style:family="paragraph" style:parent-style-name="Text_20_body">
      <style:paragraph-properties fo:text-align="justify" style:justify-single-word="false"/>
      <style:text-properties officeooo:rsid="00b035cf" officeooo:paragraph-rsid="00b035cf"/>
    </style:style>
    <style:style style:name="P71" style:family="paragraph" style:parent-style-name="Text_20_body">
      <style:text-properties officeooo:paragraph-rsid="00b30723"/>
    </style:style>
    <style:style style:name="P72" style:family="paragraph" style:parent-style-name="Text_20_body">
      <style:paragraph-properties fo:text-align="justify" style:justify-single-word="false"/>
      <style:text-properties officeooo:rsid="00b30723" officeooo:paragraph-rsid="00b30723"/>
    </style:style>
    <style:style style:name="P73" style:family="paragraph" style:parent-style-name="Text_20_body">
      <style:text-properties officeooo:rsid="00b5009d" officeooo:paragraph-rsid="00b5009d"/>
    </style:style>
    <style:style style:name="P74" style:family="paragraph" style:parent-style-name="Text_20_body">
      <style:paragraph-properties fo:text-align="justify" style:justify-single-word="false"/>
      <style:text-properties officeooo:rsid="00b5009d" officeooo:paragraph-rsid="00b5009d"/>
    </style:style>
    <style:style style:name="P75" style:family="paragraph" style:parent-style-name="Text_20_body">
      <style:paragraph-properties fo:text-align="justify" style:justify-single-word="false"/>
      <style:text-properties officeooo:rsid="00b5009d" officeooo:paragraph-rsid="00b8282b"/>
    </style:style>
    <style:style style:name="P76" style:family="paragraph" style:parent-style-name="Text_20_body">
      <style:text-properties officeooo:rsid="00b5009d" officeooo:paragraph-rsid="00b79802"/>
    </style:style>
    <style:style style:name="P77" style:family="paragraph" style:parent-style-name="Text_20_body">
      <style:paragraph-properties fo:text-align="justify" style:justify-single-word="false"/>
      <style:text-properties officeooo:rsid="00b6d727" officeooo:paragraph-rsid="00b6d727"/>
    </style:style>
    <style:style style:name="P78" style:family="paragraph" style:parent-style-name="Text_20_body">
      <style:text-properties officeooo:paragraph-rsid="00b79802"/>
    </style:style>
    <style:style style:name="P79" style:family="paragraph" style:parent-style-name="Text_20_body">
      <style:paragraph-properties fo:text-align="justify" style:justify-single-word="false"/>
      <style:text-properties officeooo:rsid="00b79802" officeooo:paragraph-rsid="00b79802"/>
    </style:style>
    <style:style style:name="P80" style:family="paragraph" style:parent-style-name="Text_20_body">
      <style:paragraph-properties fo:text-align="center" style:justify-single-word="false"/>
      <style:text-properties officeooo:rsid="00b79802" officeooo:paragraph-rsid="00b79802"/>
    </style:style>
    <style:style style:name="P81" style:family="paragraph" style:parent-style-name="Text_20_body">
      <style:text-properties officeooo:rsid="00b99ea5" officeooo:paragraph-rsid="00b99ea5"/>
    </style:style>
    <style:style style:name="P8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8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a8a387" officeooo:paragraph-rsid="00a8a387" style:font-weight-asian="bold" style:font-weight-complex="bold"/>
    </style:style>
    <style:style style:name="P8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b035cf" officeooo:paragraph-rsid="00b035cf" style:font-weight-asian="bold" style:font-weight-complex="bold"/>
    </style:style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ab8e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3072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8adbe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b5009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7ac2c"/>
    </style:style>
    <style:style style:name="T8" style:family="text">
      <style:text-properties style:font-name="Times New Roman" fo:font-style="normal" officeooo:rsid="00b13d00" style:font-style-asian="normal" style:font-style-complex="normal"/>
    </style:style>
    <style:style style:name="T9" style:family="text">
      <style:text-properties style:font-name="Times New Roman" fo:font-style="normal" officeooo:rsid="00b035cf" style:font-style-asian="normal" style:font-style-complex="normal"/>
    </style:style>
    <style:style style:name="T10" style:family="text">
      <style:text-properties style:font-name="Atalante" fo:font-style="normal" officeooo:rsid="00b13d0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a672c5" style:font-style-asian="italic" style:font-style-complex="italic"/>
    </style:style>
    <style:style style:name="T14" style:family="text">
      <style:text-properties fo:font-style="italic" officeooo:rsid="00a8a387" style:font-style-asian="italic" style:font-style-complex="italic"/>
    </style:style>
    <style:style style:name="T15" style:family="text">
      <style:text-properties fo:font-style="italic" officeooo:rsid="00b5009d" style:font-style-asian="italic" style:font-style-complex="italic"/>
    </style:style>
    <style:style style:name="T16" style:family="text">
      <style:text-properties fo:font-style="italic" officeooo:rsid="00b8282b" style:font-style-asian="italic" style:font-style-complex="italic"/>
    </style:style>
    <style:style style:name="T17" style:family="text">
      <style:text-properties fo:font-style="italic" officeooo:rsid="00b035c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87153" style:font-style-asian="normal" style:font-style-complex="normal"/>
    </style:style>
    <style:style style:name="T21" style:family="text">
      <style:text-properties fo:font-style="normal" officeooo:rsid="00a672c5" style:font-style-asian="normal" style:font-style-complex="normal"/>
    </style:style>
    <style:style style:name="T22" style:family="text">
      <style:text-properties fo:font-style="normal" officeooo:rsid="00b13d00" style:font-style-asian="normal" style:font-style-complex="normal"/>
    </style:style>
    <style:style style:name="T23" style:family="text">
      <style:text-properties fo:font-style="normal" officeooo:rsid="00b30723" style:font-style-asian="normal" style:font-style-complex="normal"/>
    </style:style>
    <style:style style:name="T24" style:family="text">
      <style:text-properties fo:font-style="normal" officeooo:rsid="00b5009d" style:font-style-asian="normal" style:font-style-complex="normal"/>
    </style:style>
    <style:style style:name="T25" style:family="text">
      <style:text-properties fo:font-style="normal" officeooo:rsid="00b6d727" style:font-style-asian="normal" style:font-style-complex="normal"/>
    </style:style>
    <style:style style:name="T26" style:family="text">
      <style:text-properties fo:font-style="normal" officeooo:rsid="00b79802" style:font-style-asian="normal" style:font-style-complex="normal"/>
    </style:style>
    <style:style style:name="T27" style:family="text">
      <style:text-properties fo:font-style="normal" officeooo:rsid="00b8282b" style:font-style-asian="normal" style:font-style-complex="normal"/>
    </style:style>
    <style:style style:name="T28" style:family="text">
      <style:text-properties fo:font-style="normal" officeooo:rsid="00b035cf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normal" officeooo:rsid="009f8518" style:font-style-asian="normal" style:font-weight-asian="normal" style:font-style-complex="normal" style:font-weight-complex="normal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style="italic" style:font-style-asian="italic" style:font-style-complex="italic"/>
    </style:style>
    <style:style style:name="T33" style:family="text">
      <style:text-properties style:text-position="sub 58%" fo:font-style="italic" officeooo:rsid="00b30723" style:font-style-asian="italic" style:font-style-complex="italic"/>
    </style:style>
    <style:style style:name="T34" style:family="text">
      <style:text-properties style:text-position="sub 58%" fo:font-style="normal" style:font-style-asian="normal" style:font-style-complex="normal"/>
    </style:style>
    <style:style style:name="T35" style:family="text">
      <style:text-properties style:text-position="sub 58%" fo:font-style="normal" officeooo:rsid="00b30723" style:font-style-asian="normal" style:font-style-complex="normal"/>
    </style:style>
    <style:style style:name="T36" style:family="text">
      <style:text-properties style:text-position="sub 58%" fo:font-style="normal" officeooo:rsid="00b5009d" style:font-style-asian="normal" style:font-style-complex="normal"/>
    </style:style>
    <style:style style:name="T37" style:family="text">
      <style:text-properties officeooo:rsid="0099a03c"/>
    </style:style>
    <style:style style:name="T3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a387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21a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e8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035c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13d0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6d72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8282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bf1b7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style:use-window-font-color="true" style:text-position="0% 100%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122e9" style:font-size-asian="12pt" style:font-style-asian="normal" style:font-size-complex="12pt" style:font-style-complex="normal"/>
    </style:style>
    <style:style style:name="T60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aa3c0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use-window-font-color="true" style:text-position="0% 100%" style:font-name="Times New Roman" fo:font-size="12pt" fo:letter-spacing="normal" style:text-underline-style="none" fo:font-weight="normal" officeooo:rsid="00a8128f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6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55f73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672c5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128f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a387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b821a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b13d00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74" style:family="text">
      <style:text-properties fo:font-variant="normal" fo:text-transform="none" style:use-window-font-color="true" fo:letter-spacing="normal" fo:font-style="normal" officeooo:rsid="00b8282b" style:font-style-asian="normal" style:font-style-complex="normal"/>
    </style:style>
    <style:style style:name="T75" style:family="text">
      <style:text-properties fo:font-variant="normal" fo:text-transform="none" style:use-window-font-color="true" fo:letter-spacing="normal" fo:font-style="normal" officeooo:rsid="00b30723" style:font-style-asian="normal" style:font-style-complex="normal"/>
    </style:style>
    <style:style style:name="T76" style:family="text">
      <style:text-properties fo:font-variant="normal" fo:text-transform="none" style:use-window-font-color="true" fo:letter-spacing="normal" fo:font-style="italic" officeooo:rsid="00b8282b" style:font-style-asian="italic" style:font-style-complex="italic"/>
    </style:style>
    <style:style style:name="T77" style:family="text">
      <style:text-properties fo:font-variant="normal" fo:text-transform="none" style:use-window-font-color="true" style:font-name="Times New Roman" fo:letter-spacing="normal"/>
    </style:style>
    <style:style style:name="T78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79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81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font-variant="normal" fo:text-transform="none" style:use-window-font-color="true" style:text-position="sub 58%" fo:letter-spacing="normal" fo:font-style="italic" officeooo:rsid="00b30723" style:font-style-asian="italic" style:font-style-complex="italic"/>
    </style:style>
    <style:style style:name="T84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6.1000003814697pt" style:text-underline-style="solid" style:text-underline-width="auto" style:text-underline-color="font-color" fo:font-weight="bold" officeooo:rsid="009f8518" style:font-name-asian="Arial Unicode MS" style:font-size-asian="16.1000003814697pt" style:font-weight-asian="bold" style:font-name-complex="Tahoma" style:font-size-complex="16.1000003814697pt" style:font-weight-complex="bold"/>
    </style:style>
    <style:style style:name="T88" style:family="text">
      <style:text-properties officeooo:rsid="009f55b2"/>
    </style:style>
    <style:style style:name="T89" style:family="text">
      <style:text-properties officeooo:rsid="009f8518"/>
    </style:style>
    <style:style style:name="T90" style:family="text">
      <style:text-properties style:text-position="0% 100%"/>
    </style:style>
    <style:style style:name="T91" style:family="text">
      <style:text-properties officeooo:rsid="00a122e9"/>
    </style:style>
    <style:style style:name="T92" style:family="text">
      <style:text-properties style:font-name="Atalante1"/>
    </style:style>
    <style:style style:name="T93" style:family="text">
      <style:text-properties officeooo:rsid="00a672c5"/>
    </style:style>
    <style:style style:name="T94" style:family="text">
      <style:text-properties officeooo:rsid="00a8a387"/>
    </style:style>
    <style:style style:name="T95" style:family="text">
      <style:text-properties officeooo:rsid="00ab8e82"/>
    </style:style>
    <style:style style:name="T96" style:family="text">
      <style:text-properties officeooo:rsid="00b035cf"/>
    </style:style>
    <style:style style:name="T97" style:family="text">
      <style:text-properties officeooo:rsid="00b30723"/>
    </style:style>
    <style:style style:name="T98" style:family="text">
      <style:text-properties officeooo:rsid="00bafe70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Chapitre <text:span text:style-name="T1">1</text:span><text:span text:style-name="T88">3</text:span></text:p>
            <text:p text:style-name="P26">Loi des grands nombres</text:p>
          </table:table-cell>
        </table:table-row>
      </table:table>
      <text:p text:style-name="P2"/>
      <text:h text:style-name="P6" text:outline-level="1"><text:span text:style-name="T7">In</text:span><text:span text:style-name="T87">égalités de concentration</text:span></text:h>
      <text:h text:style-name="P7" text:outline-level="2"><text:span text:style-name="T1">I</text:span>négalité de Markov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"><text:span text:style-name="T37">Définition</text:span> :</text:p>
            <text:p text:style-name="P37"><text:span text:style-name="T20">U</text:span><text:span text:style-name="T19">ne</text:span> <text:span text:style-name="T19">variable aléatoire est dite </text:span><text:span text:style-name="T29">positive ou nulle</text:span><text:span text:style-name="T19"> dans un univers </text:span><text:span text:style-name="T39">, </text:span><text:span text:style-name="T38">lorsque toutes les valeurs prises par celle-ci sont des réels positifs ou nuls.</text:span></text:p>
          </table:table-cell>
        </table:table-row>
      </table:table>
      <text:p text:style-name="P27"/>
      <text:p text:style-name="P29">Remarque :</text:p>
      <text:p text:style-name="P40"><text:span text:style-name="T30">Autrement dit, pour tout ω</text:span><text:span text:style-name="T77">∈</text:span><text:span text:style-name="T39">, </text:span><text:span text:style-name="T40">X(</text:span><text:span text:style-name="T43">ω) ⩾ 0.</text:span></text:p>
      <text:p text:style-name="P40"><text:span text:style-name="T43"/></text:p>
      <text:p text:style-name="P41"><text:span text:style-name="T58">Exemple :</text:span></text:p>
      <text:p text:style-name="P36"><text:span text:style-name="T42">La variable aléatoire donnant le nombre de faces numérotées 1 sur 10 lancers d’un dé est positive ou nulle.</text:span></text:p>
      <text:p text:style-name="P36"><text:span text:style-name="T42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2"><text:span text:style-name="T89">Propriété </text:span><text:span text:style-name="T91">(inégalité de Markov) :</text:span></text:p>
            <text:p text:style-name="P12"><text:span text:style-name="T40">S</text:span><text:span text:style-name="T41">oit X une variable aléatoire réelle positive ou nulle d’espérance E(X) et </text:span><text:span text:style-name="T63">a</text:span><text:span text:style-name="T41"> un nombre réel strictement positif. On a :</text:span></text:p>
            <text:p text:style-name="P22"><text:span text:style-name="T41"><text:s/></text:span><text:span text:style-name="T63">p</text:span><text:span text:style-name="T41">(X </text:span><text:span text:style-name="T43">⩾ </text:span><text:span text:style-name="T65">a</text:span><text:span text:style-name="T44">) </text:span><text:span text:style-name="T42">⩽</text:span><text:span text:style-name="T44"><draw:frame draw:style-name="fr1" draw:name="Objet1" text:anchor-type="as-char" svg:width="1.247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4">.</text:span></text:p>
          </table:table-cell>
        </table:table-row>
      </table:table>
      <text:p text:style-name="Text_20_body"/>
      <text:p text:style-name="P38">Démonstration :</text:p>
      <text:p text:style-name="P51">Notons <text:span text:style-name="T92">e</text:span> = X(<text:span text:style-name="T39"></text:span><text:span text:style-name="T38">) = {</text:span><text:span text:style-name="T62">x</text:span><text:span text:style-name="T78">1</text:span><text:span text:style-name="T38"> ; </text:span><text:span text:style-name="T62">x</text:span><text:span text:style-name="T78">2</text:span><text:span text:style-name="T38"> ; … ; </text:span><text:span text:style-name="T62">x</text:span><text:span text:style-name="T80">n</text:span><text:span text:style-name="T38">} où les valeurs </text:span><text:span text:style-name="T62">x</text:span><text:span text:style-name="T80">i</text:span><text:span text:style-name="T38"> positives sont rangées par ordre croissant. </text:span></text:p>
      <text:p text:style-name="P51"><text:span text:style-name="T38">Le nombre </text:span><text:span text:style-name="T62">a</text:span><text:span text:style-name="T38"> étant positif, il existe un entier </text:span><text:span text:style-name="T62">k</text:span><text:span text:style-name="T38"> tel que </text:span><text:span text:style-name="T62">x</text:span><text:span text:style-name="T80">k</text:span><text:span text:style-name="T78">-1</text:span><text:span text:style-name="T38"> &lt;</text:span><text:span text:style-name="T42"> </text:span><text:span text:style-name="T64">a</text:span><text:span text:style-name="T42"> ⩽ <text:s/></text:span><text:span text:style-name="T64">x</text:span><text:span text:style-name="T81">k</text:span><text:span text:style-name="T42">.</text:span></text:p>
      <text:p text:style-name="P51"><text:span text:style-name="T42">L’espérance de X est alors :</text:span></text:p>
      <text:p text:style-name="P53"><text:span text:style-name="T45">E(X) = <text:s/></text:span><text:span text:style-name="T66">x</text:span><text:span text:style-name="T79">1</text:span><text:span text:style-name="T45"> </text:span><text:span text:style-name="T42">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79">1</text:span><text:span text:style-name="T44">) </text:span><text:span text:style-name="T45">+ … + <text:s/></text:span><text:span text:style-name="T66">x</text:span><text:span text:style-name="T82">k</text:span><text:span text:style-name="T79">-1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k</text:span><text:span text:style-name="T79">-1</text:span><text:span text:style-name="T44">) </text:span><text:span text:style-name="T45">+ <text:s/></text:span><text:span text:style-name="T66">x</text:span><text:span text:style-name="T82">k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k</text:span><text:span text:style-name="T44">) </text:span><text:span text:style-name="T45">+ … + <text:s/></text:span><text:span text:style-name="T66">x</text:span><text:span text:style-name="T82">n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n</text:span><text:span text:style-name="T44">).</text:span></text:p>
      <text:p text:style-name="P52"><text:span text:style-name="T45">E(X) </text:span><text:span text:style-name="T43">⩾</text:span><text:span text:style-name="T45"> <text:s/></text:span><text:span text:style-name="T66">x</text:span><text:span text:style-name="T82">k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k</text:span><text:span text:style-name="T44">) </text:span><text:span text:style-name="T45">+ … + <text:s/></text:span><text:span text:style-name="T66">x</text:span><text:span text:style-name="T82">n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n</text:span><text:span text:style-name="T44">).</text:span></text:p>
      <text:p text:style-name="P52"><text:span text:style-name="T45">E(X) </text:span><text:span text:style-name="T43">⩾</text:span><text:span text:style-name="T45"> <text:s/></text:span><text:span text:style-name="T64">a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k</text:span><text:span text:style-name="T44">) </text:span><text:span text:style-name="T45">+ … + <text:s/></text:span><text:span text:style-name="T64">a</text:span><text:span text:style-name="T45"> ×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n</text:span><text:span text:style-name="T44">).</text:span></text:p>
      <text:p text:style-name="P52"><text:span text:style-name="T45">E(X) </text:span><text:span text:style-name="T43">⩾</text:span><text:span text:style-name="T45"> <text:s/></text:span><text:span text:style-name="T65">a</text:span><text:span text:style-name="T45"> ×</text:span><text:span text:style-name="T44"> </text:span><text:span text:style-name="T42">(</text:span><text:span text:style-name="T65">p</text:span><text:span text:style-name="T44">(X </text:span><text:span text:style-name="T45">=</text:span><text:span text:style-name="T43"> </text:span><text:span text:style-name="T66">x</text:span><text:span text:style-name="T82">k</text:span><text:span text:style-name="T44">) </text:span><text:span text:style-name="T45">+ … +</text:span><text:span text:style-name="T44"> </text:span><text:span text:style-name="T65">p</text:span><text:span text:style-name="T44">(X </text:span><text:span text:style-name="T45">=</text:span><text:span text:style-name="T43"> </text:span><text:span text:style-name="T66">x</text:span><text:span text:style-name="T82">n</text:span><text:span text:style-name="T44">)</text:span><text:span text:style-name="T42">)</text:span><text:span text:style-name="T44">.</text:span></text:p>
      <text:p text:style-name="P52"><text:span text:style-name="T45">E(X) </text:span><text:span text:style-name="T43">⩾</text:span><text:span text:style-name="T45"> <text:s/></text:span><text:span text:style-name="T65">a</text:span><text:span text:style-name="T45"> ×</text:span><text:span text:style-name="T44"> </text:span><text:span text:style-name="T65">p</text:span><text:span text:style-name="T44">(X </text:span><text:span text:style-name="T43">⩾ </text:span><text:span text:style-name="T65">a</text:span><text:span text:style-name="T44">).</text:span></text:p>
      <text:p text:style-name="P52"><text:span text:style-name="T44">A</text:span><text:span text:style-name="T42">insi puisque </text:span><text:span text:style-name="T64">a</text:span><text:span text:style-name="T42"> &gt; 0, on a</text:span><text:span text:style-name="T44"> </text:span><text:span text:style-name="T65">p</text:span><text:span text:style-name="T44">(X </text:span><text:span text:style-name="T43">⩾ </text:span><text:span text:style-name="T65">a</text:span><text:span text:style-name="T44">) </text:span><text:span text:style-name="T42">⩽</text:span><text:span text:style-name="T44"><draw:frame draw:style-name="fr1" draw:name="Objet2" text:anchor-type="as-char" svg:width="1.247cm" svg:height="1.03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4">.</text:span></text:p>
      <text:p text:style-name="P52"><text:span text:style-name="T44"/></text:p>
      <text:p text:style-name="P54"><text:span text:style-name="T44"/></text:p>
      <text:p text:style-name="P82"><text:span text:style-name="T59">R</text:span><text:span text:style-name="T58">emarques :</text:span></text:p>
      <text:list xml:id="list2621685647" text:style-name="L9">
        <text:list-item>
          <text:p text:style-name="P13"><text:span text:style-name="T46">Ce résultat signifie que la probabilité que X prennent des valeurs plus grandes que </text:span><text:span text:style-name="T67">a</text:span><text:span text:style-name="T46"> est d’autant plus petite que </text:span><text:span text:style-name="T67">a</text:span><text:span text:style-name="T46"> est grande.</text:span></text:p>
        </text:list-item>
        <text:list-item>
          <text:p text:style-name="P13"><text:span text:style-name="T46">Si </text:span><text:span text:style-name="T67">a</text:span><text:span text:style-name="T46"> ⩽ E(X), l’inégalité de Markov n’a pas d’intérêt (on dit qu’elle est triviale).</text:span></text:p>
          <text:p text:style-name="P55"><text:span text:style-name="T42">En effet la borne</text:span><text:span text:style-name="T42"><draw:frame draw:style-name="fr1" draw:name="Objet3" text:anchor-type="as-char" svg:width="1.247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2">est alors supérieure à 1 et donc nécessairement, à la probabilité </text:span><text:span text:style-name="T65">p</text:span><text:span text:style-name="T44">(X </text:span><text:span text:style-name="T43">⩾ </text:span><text:span text:style-name="T65">a</text:span><text:span text:style-name="T44">)</text:span></text:p>
        </text:list-item>
        <text:list-item>
          <text:p text:style-name="P55"><text:span text:style-name="T44">C</text:span><text:span text:style-name="T42">ette inégalité permet de trouver un majorant mais pas forcément le plus petit possible.</text:span></text:p>
        </text:list-item>
      </text:list>
      <text:p text:style-name="P56"><text:span text:style-name="T42"/></text:p>
      <text:p text:style-name="P45"><text:span text:style-name="T58">Exemple</text:span><text:span text:style-name="T60">s</text:span><text:span text:style-name="T58"> :</text:span></text:p>
      <text:list xml:id="list198216645" text:style-name="L11">
        <text:list-item>
          <text:p text:style-name="P14"><text:span text:style-name="T46">Soit X une variable aléatoire positive d’espérance 1.</text:span></text:p>
          <text:p text:style-name="P14"><text:span text:style-name="T46">D’après l’inégalité de Markov, on a </text:span><text:span text:style-name="T65">p</text:span><text:span text:style-name="T44">(X </text:span><text:span text:style-name="T43">⩾ </text:span><text:span text:style-name="T46">100</text:span><text:span text:style-name="T44">) </text:span><text:span text:style-name="T46">⩽ 0,01.</text:span></text:p>
          <text:p text:style-name="P14"><text:span text:style-name="T46">Autrement dit, une variable aléatoire positive donc l’espérance vaut 1 a au plus une chance sur 100 de dépasser 100.</text:span></text:p>
        </text:list-item>
        <text:list-item>
          <text:p text:style-name="P65"><text:span text:style-name="T46">E</text:span><text:span text:style-name="T42">n 2015, le salaire brut mensuel moyen en France était de 2442 €. </text:span></text:p>
          <text:p text:style-name="P65"><text:span text:style-name="T42">On choisit un salarié au hasard et on note X la variable aléatoire donnant son salaire. Les salaires étant positifs ou nuls, on sait que X est une variable aléatoire positive ou nulle. </text:span></text:p>
          <text:p text:style-name="P64"><text:span text:style-name="T42">On peut donc appliquer l’inégalité de Markov sur un exemple :</text:span></text:p>
          <text:p text:style-name="P23"><text:span text:style-name="T65">p</text:span><text:span text:style-name="T44">(X </text:span><text:span text:style-name="T43">⩾ </text:span><text:span text:style-name="T50">7326</text:span><text:span text:style-name="T44">) </text:span><text:span text:style-name="T46">⩽ </text:span><text:span text:style-name="T46"><draw:frame draw:style-name="fr1" draw:name="Objet11" text:anchor-type="as-char" svg:width="1.138cm" svg:height="0.99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0">soit </text:span><text:span text:style-name="T65">p</text:span><text:span text:style-name="T44">(X </text:span><text:span text:style-name="T43">⩾ </text:span><text:span text:style-name="T50">7326</text:span><text:span text:style-name="T44">) </text:span><text:span text:style-name="T46">⩽ </text:span><text:span text:style-name="T46"><draw:frame draw:style-name="fr1" draw:name="Objet12" text:anchor-type="as-char" svg:width="0.503cm" svg:height="0.99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</text:list-item>
      </text:list>
      <text:h text:style-name="P8" text:outline-level="2"><text:span text:style-name="T1">I</text:span>négalité de <text:span text:style-name="T93">Bienaymé-Tchebychev</text:span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3"><text:span text:style-name="T93">Propriété</text:span> :</text:p>
            <text:p text:style-name="P30">Soit X une variable aléatoire et soit <text:span text:style-name="T12">a</text:span> un nombre réel strictement positif. On a :</text:p>
            <text:p text:style-name="P32"><text:span text:style-name="T12">p</text:span>(|X – E(X)|<text:span text:style-name="T61"> ⩾ </text:span><text:span text:style-name="T69">a</text:span>) ⩽<draw:frame draw:style-name="fr1" draw:name="Objet4" text:anchor-type="as-char" svg:width="1.268cm" svg:height="1.0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/table:table-cell>
        </table:table-row>
      </table:table>
      <text:p text:style-name="P59"/>
      <text:p text:style-name="P39">Démonstration :</text:p>
      <text:p text:style-name="P59"><text:span text:style-name="T89">C</text:span><text:span text:style-name="T93">omme </text:span><text:span text:style-name="T13">a</text:span><text:span text:style-name="T21"> &gt; 0, les inégalités |X – E(X)| </text:span><text:span text:style-name="T43">⩾ </text:span><text:span text:style-name="T68">a</text:span><text:span text:style-name="T47"> et </text:span><text:span text:style-name="T42">[</text:span><text:span text:style-name="T47">X – E(X)]</text:span><text:span text:style-name="T85">2</text:span><text:span text:style-name="T47"> </text:span><text:span text:style-name="T43">⩾ </text:span><text:span text:style-name="T68">a</text:span><text:span text:style-name="T85">2</text:span><text:span text:style-name="T47"> sont équivalentes.</text:span></text:p>
      <text:p text:style-name="P57"><text:span text:style-name="T42">De plus la variable (X – E(X))</text:span><text:span text:style-name="T84">2</text:span><text:span text:style-name="T42"> est positive ou nulle.</text:span></text:p>
      <text:p text:style-name="P57"><text:span text:style-name="T42">On applique donc l’inégalité de Markov à la variable [X – E(X)]</text:span><text:span text:style-name="T84">2</text:span><text:span text:style-name="T42"> et au réel</text:span><text:span text:style-name="T43"> </text:span><text:span text:style-name="T64">a</text:span><text:span text:style-name="T84">2</text:span><text:span text:style-name="T42">.</text:span></text:p>
      <text:p text:style-name="P57"><text:span text:style-name="T42">Ainsi </text:span><text:span text:style-name="T44"><text:s/></text:span><text:span text:style-name="T65">p</text:span><text:span text:style-name="T44">([</text:span><text:span text:style-name="T42">X – E(X)]</text:span><text:span text:style-name="T84">2</text:span><text:span text:style-name="T42"> ⩾ </text:span><text:span text:style-name="T64">a</text:span><text:span text:style-name="T84">2</text:span><text:span text:style-name="T44">) </text:span><text:span text:style-name="T42">⩽</text:span><text:span text:style-name="T44"><draw:frame draw:style-name="fr1" draw:name="Objet5" text:anchor-type="as-char" svg:width="2.672cm" svg:height="1.14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4">. </text:span><text:span text:style-name="T48">Or E([X – E(X)]</text:span><text:span text:style-name="T86">2</text:span><text:span text:style-name="T48">) = V(X) donc </text:span></text:p>
      <text:p text:style-name="P58"><text:span text:style-name="T44"><text:s/></text:span><text:span text:style-name="T65">p</text:span><text:span text:style-name="T44">([</text:span><text:span text:style-name="T48">X – E(X)]</text:span><text:span text:style-name="T86">2</text:span><text:span text:style-name="T48"> ⩾ </text:span><text:span text:style-name="T69">a</text:span><text:span text:style-name="T86">2</text:span><text:span text:style-name="T44">) </text:span><text:span text:style-name="T48">⩽</text:span><text:span text:style-name="T44"><draw:frame draw:style-name="fr1" draw:name="Objet6" text:anchor-type="as-char" svg:width="1.268cm" svg:height="1.09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8">et on a bien </text:span><text:span text:style-name="T64">p</text:span><text:span text:style-name="T42">(|X – E(X)|</text:span><text:span text:style-name="T48"> ⩾ </text:span><text:span text:style-name="T69">a</text:span><text:span text:style-name="T42">) ⩽</text:span><text:span text:style-name="T42"><draw:frame draw:style-name="fr1" draw:name="Objet7" text:anchor-type="as-char" svg:width="1.268cm" svg:height="1.09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2">.</text:span></text:p>
      <text:p text:style-name="P58"><text:span text:style-name="T42"/></text:p>
      <text:p text:style-name="P46"><text:span text:style-name="T58"/></text:p>
      <text:p text:style-name="P83"><text:span text:style-name="T58">Remarques :</text:span></text:p>
      <text:list xml:id="list265493165" text:style-name="L10">
        <text:list-item>
          <text:p text:style-name="P62"><text:span text:style-name="T49">La probabilité que les valeurs prises par X s’écartent d’au moins </text:span><text:span text:style-name="T70">a</text:span><text:span text:style-name="T49"> de l’espérance E(X) est d’autant plus petite que </text:span><text:span text:style-name="T70">a</text:span><text:span text:style-name="T49"> est grand.</text:span></text:p>
        </text:list-item>
        <text:list-item>
          <text:p text:style-name="P62"><text:span text:style-name="T49">L’inégalité peut donc aussi s’écrire </text:span><text:span text:style-name="T68">p</text:span><text:span text:style-name="T47">(X∉</text:span><text:span text:style-name="T51">]E(X) – </text:span><text:span text:style-name="T71">a </text:span><text:span text:style-name="T51">; E(X) + </text:span><text:span text:style-name="T71">a</text:span><text:span text:style-name="T51">[</text:span><text:span text:style-name="T47">) ⩽</text:span><text:span text:style-name="T47"><draw:frame draw:style-name="fr1" draw:name="Objet13" text:anchor-type="as-char" svg:width="1.268cm" svg:height="1.09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7">.</text:span></text:p>
        </text:list-item>
        <text:list-item>
          <text:p text:style-name="P61"><text:span text:style-name="T49">1 – </text:span><text:span text:style-name="T68">p</text:span><text:span text:style-name="T47">(|X – E(X)|</text:span><text:span text:style-name="T48"> ⩾ </text:span><text:span text:style-name="T69">a</text:span><text:span text:style-name="T47">) </text:span><text:span text:style-name="T49">= </text:span><text:span text:style-name="T68">p</text:span><text:span text:style-name="T47">(</text:span><text:span text:style-name="T49">E(X) – </text:span><text:span text:style-name="T70">a</text:span><text:span text:style-name="T49"> &lt; X &lt; E(X) + </text:span><text:span text:style-name="T70">a</text:span><text:span text:style-name="T47">)</text:span><text:span text:style-name="T49">.</text:span></text:p>
          <text:p text:style-name="P63"><text:span text:style-name="T49">L’</text:span><text:span text:style-name="T42">inégalité peut donc aussi s’écrire </text:span><text:span text:style-name="T68">p</text:span><text:span text:style-name="T47">(|X – E(X)|</text:span><text:span text:style-name="T48"> </text:span><text:span text:style-name="T42">&lt;</text:span><text:span text:style-name="T48"> </text:span><text:span text:style-name="T69">a</text:span><text:span text:style-name="T47">) ⩾ </text:span><text:span text:style-name="T42">1 –</text:span><text:span text:style-name="T21"><draw:frame draw:style-name="fr1" draw:name="Objet10" text:anchor-type="as-char" svg:width="1.268cm" svg:height="1.09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1">.</text:span></text:p>
        </text:list-item>
        <text:list-item>
          <text:p text:style-name="P60"><text:span text:style-name="T42">On dit que [E(X) – </text:span><text:span text:style-name="T64">a </text:span><text:span text:style-name="T42">; E(X) + </text:span><text:span text:style-name="T64">a</text:span><text:span text:style-name="T42">] est un intervalle de fluctuation de X.</text:span></text:p>
        </text:list-item>
        <text:list-item>
          <text:p text:style-name="P60"><text:span text:style-name="T49">L’inégalité de </text:span>Bienaymé-Tchebychev <text:span text:style-name="T94">est loin d’être optimale.</text:span></text:p>
          <text:p text:style-name="P60">En réalité il est possible que la probabilité soit bien inférieure au majorant obtenu.</text:p>
        </text:list-item>
      </text:list>
      <text:p text:style-name="Text_20_body"/>
      <text:p text:style-name="Text_20_body"><text:span text:style-name="T2">Exemple</text:span><text:span text:style-name="T3">s</text:span><text:span text:style-name="T2"> :</text:span></text:p>
      <text:list xml:id="list969781544" text:style-name="L12">
        <text:list-item>
          <text:p text:style-name="P67">Dans une usine, la variable aléatoire L donnant la largeur, en millimètres, d’une puce électronique prise au hasard a pour espérance E(L) = 12 et pour variance V(L) = 0,01.</text:p>
          <text:p text:style-name="P67">Si la largeur d’une puce n’appartient pas à ]11 ; 13[, c’est-à-dire |L – 12| <text:span text:style-name="T48">⩾ </text:span><text:span text:style-name="T42">1 , la puce n’est pas commercialisable.</text:span></text:p>
          <text:p text:style-name="P67"><text:span text:style-name="T42">La probabilité qu’une puce ne soit pa</text:span><text:span text:style-name="T57">s</text:span><text:span text:style-name="T42"> commercialisable est donc :</text:span></text:p>
          <text:p text:style-name="P11"><text:span text:style-name="T68">p</text:span><text:span text:style-name="T47">(|</text:span><text:span text:style-name="T52">L</text:span><text:span text:style-name="T47"> – </text:span><text:span text:style-name="T52">12</text:span><text:span text:style-name="T47">|</text:span><text:span text:style-name="T48"> ⩾ </text:span><text:span text:style-name="T52">1</text:span><text:span text:style-name="T47">) </text:span><text:span text:style-name="T52">comme V(L) = 0,01, on a </text:span><text:span text:style-name="T68">p</text:span><text:span text:style-name="T47">(|</text:span><text:span text:style-name="T52">L</text:span><text:span text:style-name="T47"> – </text:span><text:span text:style-name="T52">12</text:span><text:span text:style-name="T47">|</text:span><text:span text:style-name="T48"> ⩾ </text:span><text:span text:style-name="T52">1</text:span><text:span text:style-name="T47">) ⩽</text:span><text:span text:style-name="T47"><draw:frame draw:style-name="fr1" draw:name="Objet14" text:anchor-type="as-char" svg:width="1.028cm" svg:height="1.05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2">et donc :</text:span></text:p>
          <text:p text:style-name="P25"><text:span text:style-name="T52"><text:s/></text:span><text:span text:style-name="T68">p</text:span><text:span text:style-name="T47">(|</text:span><text:span text:style-name="T52">L</text:span><text:span text:style-name="T47"> – </text:span><text:span text:style-name="T52">12</text:span><text:span text:style-name="T47">|</text:span><text:span text:style-name="T48"> ⩾ </text:span><text:span text:style-name="T52">1</text:span><text:span text:style-name="T47">) ⩽</text:span><text:span text:style-name="T52">0,01</text:span></text:p>
        </text:list-item>
        <text:list-item>
          <text:p text:style-name="P66"><text:span text:style-name="T94">Si </text:span><text:span text:style-name="T14">a</text:span><text:span text:style-name="T94"> = 2</text:span>σ<text:span text:style-name="T94">(X) où σ(X) est l’écart-type de la variable X, alors :</text:span></text:p>
          <text:p text:style-name="P24"><text:span text:style-name="T68">p</text:span><text:span text:style-name="T47">(|X – E(X)|</text:span><text:span text:style-name="T48"> ⩾ 2 σ(X)</text:span><text:span text:style-name="T47">) ⩽</text:span><text:span text:style-name="T47"><draw:frame draw:style-name="fr1" draw:name="Objet8" text:anchor-type="as-char" svg:width="2.556cm" svg:height="1.12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7">.</text:span></text:p>
          <text:p text:style-name="P66">Autrement dit, la probabilité qu’une variable aléatoire prenne des valeurs éloignées de son espérance d’au moins le double de son écart-type est inférieur à<draw:frame draw:style-name="fr1" draw:name="Objet9" text:anchor-type="as-char" svg:width="0.524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= 0,25.</text:p>
        </text:list-item>
      </text:list>
      <text:p text:style-name="P6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4"><text:span text:style-name="T93">Propriété</text:span> :</text:p>
            <text:p text:style-name="P31">Soit X une variable aléatoire et soit <text:span text:style-name="T12">a</text:span> un nombre réel strictement positif. On a :</text:p>
            <text:p text:style-name="P33"><text:span text:style-name="T12">p</text:span>(|X – E(X)|<text:span text:style-name="T61"> ⩾ </text:span><text:span text:style-name="T69">a</text:span><text:span text:style-name="T61">σ</text:span>) ⩽<draw:frame draw:style-name="fr1" draw:name="Objet15" text:anchor-type="as-char" svg:width="0.639cm" svg:height="1.05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.</text:p>
          </table:table-cell>
        </table:table-row>
      </table:table>
      <text:p text:style-name="Text_20_body"/>
      <text:p text:style-name="P47">Remarque :</text:p>
      <text:p text:style-name="P69">On mesure la dispersion d’une variable aléatoire autour de son espérance en nombre d’écarts-type.</text:p>
      <text:p text:style-name="P69"/>
      <text:p text:style-name="P47"/>
      <text:p text:style-name="P84">Exemple<text:span text:style-name="T98">s</text:span> :</text:p>
      <text:list xml:id="list3897345399" text:style-name="L13">
        <text:list-item>
          <text:p text:style-name="P20"><text:span text:style-name="T95">Dans une usine, la variable aléatoire L donnant la largeur, en millimètres, d’une puce électronique prise au hasard a pour espérance E(L) = 12 et pour variance V(L) = 0,01.</text:span></text:p>
          <text:p text:style-name="P20"><text:span text:style-name="T96">Donc </text:span><text:span text:style-name="T48">σ</text:span><text:span text:style-name="T53">(L) =</text:span><text:span text:style-name="T53"><draw:frame draw:style-name="fr1" draw:name="Objet16" text:anchor-type="as-char" svg:width="1.201cm" svg:height="0.504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53">= 0,1.</text:span></text:p>
          <text:p text:style-name="P20"><text:span text:style-name="T96">Ainsi la probabilité que la largeur de la puce soit éloignée d’au moins </text:span><text:span text:style-name="T17">k</text:span><text:span text:style-name="T28"> = 5 écarts-type, c’est-à-dire 5 × 0,1 = 0,5 de son espérance 12 est inférieure ou égale à </text:span><text:span text:style-name="T28"><draw:frame draw:style-name="fr1" draw:name="Objet17" text:anchor-type="as-char" svg:width="0.63cm" svg:height="1.05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8">= 0,04.</text:span></text:p>
          <text:p text:style-name="P20"><text:span text:style-name="T28">Il y a, au maximum, 4 % de chance que la largeur d’une puce soit inférieure ou égale à 12 – 0,5 = 11,5 mm ou supérieure ou égale à 12 + 0,5 = 12,5 mm.</text:span></text:p>
        </text:list-item>
        <text:list-item>
          <text:p text:style-name="P21"><text:span text:style-name="T22">Pour X qui suit la loi <text:s/></text:span><text:span text:style-name="T10">b</text:span><text:span text:style-name="T8">(20 ; 0,45), </text:span></text:p>
          <text:p text:style-name="P21"><text:span text:style-name="T8">on a E(X) = 20 </text:span><text:span text:style-name="T9">× </text:span><text:span text:style-name="T8">0,45 = 9 et </text:span><text:span text:style-name="T48">σ</text:span><text:span text:style-name="T53">(</text:span><text:span text:style-name="T54">X</text:span><text:span text:style-name="T53">) =</text:span><text:span text:style-name="T53"><draw:frame draw:style-name="fr1" draw:name="Objet18" text:anchor-type="as-char" svg:width="4.195cm" svg:height="0.504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53">.</text:span></text:p>
          <text:p text:style-name="P20"><text:span text:style-name="T53">D</text:span><text:span text:style-name="T54">onc, d’après la propriété précédente, on a </text:span><text:span text:style-name="T68">p</text:span><text:span text:style-name="T47">(|X – </text:span><text:span text:style-name="T54">9</text:span><text:span text:style-name="T47">|</text:span><text:span text:style-name="T48"> ⩾ </text:span><text:span text:style-name="T54">2</text:span><text:span text:style-name="T48">σ</text:span><text:span text:style-name="T47">) ⩽</text:span><text:span text:style-name="T47"><draw:frame draw:style-name="fr1" draw:name="Objet19" text:anchor-type="as-char" svg:width="0.624cm" svg:height="1.05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7">. </text:span></text:p>
          <text:p text:style-name="P20"><text:span text:style-name="T54">Donc </text:span><text:span text:style-name="T68">p</text:span><text:span text:style-name="T47">(|X – </text:span><text:span text:style-name="T54">9</text:span><text:span text:style-name="T47">|</text:span><text:span text:style-name="T48"> ⩾ </text:span><text:span text:style-name="T54">2</text:span><text:span text:style-name="T48">σ</text:span><text:span text:style-name="T47">) ⩽ </text:span><text:span text:style-name="T54">0,25.</text:span></text:p>
          <text:p text:style-name="P20"><text:span text:style-name="T54">D’autre part </text:span><text:span text:style-name="T68">p</text:span><text:span text:style-name="T47">(|X – </text:span><text:span text:style-name="T54">9</text:span><text:span text:style-name="T47">|</text:span><text:span text:style-name="T48"> ⩾ </text:span><text:span text:style-name="T54">2</text:span><text:span text:style-name="T48">σ</text:span><text:span text:style-name="T47">) </text:span><text:span text:style-name="T54">= </text:span><text:span text:style-name="T68">p</text:span><text:span text:style-name="T47">(X ⩽ </text:span><text:span text:style-name="T54">9</text:span><text:span text:style-name="T47"> –</text:span><text:span text:style-name="T48"> </text:span><text:span text:style-name="T54">2</text:span><text:span text:style-name="T48">σ</text:span><text:span text:style-name="T47">) </text:span><text:span text:style-name="T54">+ </text:span><text:span text:style-name="T68">p</text:span><text:span text:style-name="T47">(X </text:span><text:span text:style-name="T48">⩾</text:span><text:span text:style-name="T47"> </text:span><text:span text:style-name="T54">9</text:span><text:span text:style-name="T47"> </text:span><text:span text:style-name="T54">+</text:span><text:span text:style-name="T48"> </text:span><text:span text:style-name="T54">2</text:span><text:span text:style-name="T48">σ</text:span><text:span text:style-name="T47">) </text:span><text:span text:style-name="T54">= </text:span><text:span text:style-name="T72">p</text:span><text:span text:style-name="T54">(X ⩽ 4) + </text:span><text:span text:style-name="T72">p</text:span><text:span text:style-name="T54">(X ⩾ 14) puisque X ne prend que des valeurs entières.</text:span></text:p>
          <text:p text:style-name="P20"><text:span text:style-name="T54">On peut vérifier que </text:span><text:span text:style-name="T72">p</text:span><text:span text:style-name="T54">(X ⩽ 4) + </text:span><text:span text:style-name="T72">p</text:span><text:span text:style-name="T54">(X ⩾ 14) semble très inférieur à 0,25.</text:span></text:p>
          <text:p text:style-name="P20"><text:span text:style-name="T54"/></text:p>
        </text:list-item>
      </text:list>
      <text:h text:style-name="P5" text:outline-level="1"><text:span text:style-name="T89">L</text:span>oi des grands nombres</text:h>
      <text:h text:style-name="P9" text:outline-level="2">L’inégalité de concentration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1"><text:span text:style-name="T4">Définition</text:span><text:span text:style-name="T5"> :</text:span></text:p>
            <text:p text:style-name="P35">On considère <text:span text:style-name="T12">n</text:span> expériences aléatoire identiques et indépendantes.</text:p>
            <text:p text:style-name="P35">On note X<text:span text:style-name="T31">1</text:span>, X<text:span text:style-name="T31">2</text:span>, … , X<text:span text:style-name="T32">n</text:span> les variables aléatoires associées à ces expériences, toutes de même loi.</text:p>
            <text:p text:style-name="P35">On note S<text:span text:style-name="T32">n</text:span> = X<text:span text:style-name="T31">1</text:span><text:span text:style-name="T90"> </text:span>+ X<text:span text:style-name="T31">2</text:span> + … + X<text:span text:style-name="T32">n</text:span> et M<text:span text:style-name="T32">n</text:span> =<draw:frame draw:style-name="fr1" draw:name="Objet20" text:anchor-type="as-char" svg:width="0.658cm" svg:height="1.062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. </text:p>
            <text:p text:style-name="P35">M<text:span text:style-name="T32">n</text:span> s’appelle la <text:span text:style-name="T11">moyenne empirique</text:span> des variables X<text:span text:style-name="T31">1</text:span>, X<text:span text:style-name="T31">2</text:span>, … , X<text:span text:style-name="T32">n</text:span>.</text:p>
          </table:table-cell>
        </table:table-row>
      </table:table>
      <text:p text:style-name="P2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71"><text:span text:style-name="T4">Propriété </text:span><text:span text:style-name="T6">(inégalité de concentration)</text:span><text:span text:style-name="T5"> :</text:span></text:p>
            <text:p text:style-name="P15"><text:span text:style-name="T23">On considère une expérience aléatoire et </text:span><text:span text:style-name="T24">X</text:span><text:span text:style-name="T23"> la variable aléatoire associée à cette expérience, d’espérance E(X) et de variance V(X).</text:span></text:p>
            <text:p text:style-name="P72"><text:span text:style-name="T19">On répète </text:span><text:span text:style-name="T12">n</text:span><text:span text:style-name="T19"> fois cette expérience de manière indépendante.</text:span></text:p>
            <text:p text:style-name="P72"><text:span text:style-name="T19">On obtient un échantillon de taille </text:span><text:span text:style-name="T12">n</text:span><text:span text:style-name="T19"> composé de </text:span><text:span text:style-name="T12">n</text:span><text:span text:style-name="T19"> variables aléatoires X</text:span><text:span text:style-name="T34">1</text:span><text:span text:style-name="T19">, X</text:span><text:span text:style-name="T34">2</text:span><text:span text:style-name="T19">, … , X</text:span><text:span text:style-name="T32">n</text:span><text:span text:style-name="T19">.</text:span></text:p>
            <text:p text:style-name="P72"><text:span text:style-name="T19">Les variables X</text:span><text:span text:style-name="T34">1</text:span><text:span text:style-name="T19">, X</text:span><text:span text:style-name="T34">2</text:span><text:span text:style-name="T19">, … , X</text:span><text:span text:style-name="T32">n</text:span><text:span text:style-name="T19"> ont la même loi (elles ont donc même espérance E(X) et même variance V(X)).</text:span></text:p>
            <text:p text:style-name="P72"><text:span text:style-name="T19">Pour tout réel </text:span><text:span text:style-name="T12">a</text:span><text:span text:style-name="T19"> &gt;0, </text:span></text:p>
            <text:p text:style-name="P34"><text:span text:style-name="T12">p</text:span><text:span text:style-name="T19">(|</text:span><text:span text:style-name="T97">M</text:span><text:span text:style-name="T33">n</text:span><text:span text:style-name="T19"> – E(X)|</text:span><text:span text:style-name="T61"> ⩾ </text:span><text:span text:style-name="T69">a</text:span><text:span text:style-name="T19">) ⩽</text:span><text:span text:style-name="T19"><draw:frame draw:style-name="fr1" draw:name="Objet21" text:anchor-type="as-char" svg:width="1.268cm" svg:height="1.09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Text_20_body"><text:soft-page-break/></text:p>
      <text:p text:style-name="P73"><text:span text:style-name="T18">Démonstration :</text:span> </text:p>
      <text:p text:style-name="P74">D’après les propriétés sur l’espérance et la variance de la variable aléatoire moyenne d’un échantillon, on a <text:span text:style-name="T23">E(M</text:span><text:span text:style-name="T33">n</text:span><text:span text:style-name="T23">) </text:span><text:span text:style-name="T19">= E(X) <text:s/>et V</text:span><text:span text:style-name="T23">(M</text:span><text:span text:style-name="T33">n</text:span><text:span text:style-name="T23">) </text:span><text:span text:style-name="T19">=</text:span><text:span text:style-name="T19"><draw:frame draw:style-name="fr1" draw:name="Objet22" text:anchor-type="as-char" svg:width="1.268cm" svg:height="1.03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9">.</text:span></text:p>
      <text:p text:style-name="P74"><text:span text:style-name="T19">En appliquant l’inégalité de Bienaymé-Tchebychev à </text:span><text:span text:style-name="T23">M</text:span><text:span text:style-name="T33">n</text:span><text:span text:style-name="T23">, </text:span><text:span text:style-name="T19">on obtient : </text:span></text:p>
      <text:p text:style-name="P16"><text:span text:style-name="T13">p</text:span><text:span text:style-name="T21">(|</text:span><text:span text:style-name="T23">M</text:span><text:span text:style-name="T33">n</text:span><text:span text:style-name="T21"> – E(</text:span><text:span text:style-name="T23">M</text:span><text:span text:style-name="T33">n</text:span><text:span text:style-name="T21">)|</text:span><text:span text:style-name="T48"> ⩾ </text:span><text:span text:style-name="T69">a</text:span><text:span text:style-name="T21">) ⩽</text:span><text:span text:style-name="T21"><draw:frame draw:style-name="fr1" draw:name="Objet23" text:anchor-type="as-char" svg:width="1.49cm" svg:height="1.13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1">, </text:span><text:span text:style-name="T24">c’est-à-dire </text:span><text:span text:style-name="T13">p</text:span><text:span text:style-name="T21">(|</text:span><text:span text:style-name="T23">M</text:span><text:span text:style-name="T33">n</text:span><text:span text:style-name="T21"> – E(</text:span><text:span text:style-name="T24">X</text:span><text:span text:style-name="T21">)|</text:span><text:span text:style-name="T48"> ⩾ </text:span><text:span text:style-name="T69">a</text:span><text:span text:style-name="T21">) ⩽</text:span><text:span text:style-name="T21"><draw:frame draw:style-name="fr1" draw:name="Objet24" text:anchor-type="as-char" svg:width="1.268cm" svg:height="1.09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1">.</text:span></text:p>
      <text:p text:style-name="P16"><text:span text:style-name="T21"/></text:p>
      <text:p text:style-name="P48"><text:span text:style-name="T21">E</text:span><text:span text:style-name="T19">xemple :</text:span></text:p>
      <text:p text:style-name="P74"><text:span text:style-name="T19">On lance </text:span><text:span text:style-name="T12">n</text:span><text:span text:style-name="T19"> fois un dé équilibré à 8 faces et on nomme X</text:span><text:span text:style-name="T32">i</text:span><text:span text:style-name="T19"> la variable aléatoire donnant le résultat du </text:span><text:span text:style-name="T12">i</text:span><text:span text:style-name="T19">-ème lancer. On admet que E(X</text:span><text:span text:style-name="T32">i</text:span><text:span text:style-name="T19">) = 4,5 et V(X</text:span><text:span text:style-name="T32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74"><text:span text:style-name="T19">Les lancers étant indépendants, (</text:span><text:span text:style-name="T23">X</text:span><text:span text:style-name="T35">1</text:span><text:span text:style-name="T23">, X</text:span><text:span text:style-name="T35">2</text:span><text:span text:style-name="T23">, … , X</text:span><text:span text:style-name="T33">n</text:span><text:span text:style-name="T19">) est un échantillon de variables aléatoires d’espérance E(X) = 4,5 et V(X) = 5,25 et de moyenne </text:span><text:span text:style-name="T23">M</text:span><text:span text:style-name="T33">n</text:span><text:span text:style-name="T23"> =</text:span><text:span text:style-name="T23"><draw:frame draw:style-name="fr1" draw:name="Objet25" text:anchor-type="as-char" svg:width="2.907cm" svg:height="1.06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3">.</text:span></text:p>
      <text:p text:style-name="P17"><text:span text:style-name="T23">D’</text:span><text:span text:style-name="T24">après l’inégalité de concentration pour </text:span><text:span text:style-name="T15">n </text:span><text:span text:style-name="T24">= 100 et</text:span><text:span text:style-name="T15"> a</text:span><text:span text:style-name="T24"> = 0,5, on a :</text:span></text:p>
      <text:p text:style-name="P17"><text:span text:style-name="T15"><text:s/></text:span><text:span text:style-name="T13">p</text:span><text:span text:style-name="T21">(|</text:span><text:span text:style-name="T23">M</text:span><text:span text:style-name="T36">100</text:span><text:span text:style-name="T21"> – </text:span><text:span text:style-name="T25">4,5</text:span><text:span text:style-name="T21">|</text:span><text:span text:style-name="T48"> ⩾ </text:span><text:span text:style-name="T55">0,5</text:span><text:span text:style-name="T21">) ⩽</text:span><text:span text:style-name="T21"><draw:frame draw:style-name="fr1" draw:name="Objet26" text:anchor-type="as-char" svg:width="1.944cm" svg:height="1.058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5">soit </text:span><text:span text:style-name="T13">p</text:span><text:span text:style-name="T21">(|</text:span><text:span text:style-name="T23">M</text:span><text:span text:style-name="T36">100</text:span><text:span text:style-name="T21"> – </text:span><text:span text:style-name="T25">4,5</text:span><text:span text:style-name="T21">|</text:span><text:span text:style-name="T48"> ⩾ </text:span><text:span text:style-name="T55">0,5</text:span><text:span text:style-name="T21">) ⩽ </text:span><text:span text:style-name="T25">0,21.</text:span></text:p>
      <text:p text:style-name="P77"><text:span text:style-name="T25">L</text:span><text:span text:style-name="T19">a probabilité que l’écart entre </text:span><text:span text:style-name="T23">M</text:span><text:span text:style-name="T36">100</text:span><text:span text:style-name="T21"> </text:span><text:span text:style-name="T19">(la moyenne des 100 premiers résultats) et 4,5 soit supérieur ou égal à 0,5 est inférieure ou égale à 0,21.</text:span></text:p>
      <text:h text:style-name="P10" text:outline-level="2">Loi faible des grands nombres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78"><text:span text:style-name="T4">Propriété</text:span><text:span text:style-name="T5"> :</text:span></text:p>
            <text:p text:style-name="P18"><text:span text:style-name="T26">Soient</text:span><text:span text:style-name="T23"> </text:span><text:span text:style-name="T26">(</text:span><text:span text:style-name="T23">X</text:span><text:span text:style-name="T35">1</text:span><text:span text:style-name="T23"> ; X</text:span><text:span text:style-name="T35">2</text:span><text:span text:style-name="T23"> ; <text:s/>…  ; X</text:span><text:span text:style-name="T33">n</text:span><text:span text:style-name="T26">)</text:span><text:span text:style-name="T23"> </text:span><text:span text:style-name="T26">un échantillon de variables aléatoires suivant la même loi et ayant pour espérance E(X) et </text:span><text:span text:style-name="T23">M</text:span><text:span text:style-name="T33">n</text:span><text:span text:style-name="T23"> =</text:span><text:span text:style-name="T23"><draw:frame draw:style-name="fr1" draw:name="Objet27" text:anchor-type="as-char" svg:width="2.907cm" svg:height="1.062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6">la variable aléatoire moyenne de cet échantillon.</text:span></text:p>
            <text:p text:style-name="P79"><text:span text:style-name="T19">Pour tout réel strictement positif </text:span><text:span text:style-name="T12">a</text:span><text:span text:style-name="T19"> fixé,</text:span></text:p>
            <text:p text:style-name="P80"><text:span text:style-name="T19"><draw:frame draw:style-name="fr1" draw:name="Objet28" text:anchor-type="as-char" svg:width="4.611cm" svg:height="0.81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able:table-cell>
        </table:table-row>
      </table:table>
      <text:p text:style-name="P76"><text:span text:style-name="T19"/></text:p>
      <text:p text:style-name="P50"><text:span text:style-name="T19">Remarque :</text:span></text:p>
      <text:p text:style-name="P81"><text:span text:style-name="T19">On dit que </text:span><text:span text:style-name="T23">M</text:span><text:span text:style-name="T33">n</text:span><text:span text:style-name="T19"> converge en probabilité vers E(X) lorsque</text:span><text:span text:style-name="T12"> n </text:span><text:span text:style-name="T19">tend vers +∞.</text:span></text:p>
      <text:p text:style-name="P81"><text:span text:style-name="T19"/></text:p>
      <text:p text:style-name="P49"><text:span text:style-name="T21">E</text:span><text:span text:style-name="T19">xemple :</text:span></text:p>
      <text:p text:style-name="P75"><text:span text:style-name="T19">On lance </text:span><text:span text:style-name="T12">n</text:span><text:span text:style-name="T19"> fois un dé équilibré à 8 faces et on nomme X</text:span><text:span text:style-name="T32">i</text:span><text:span text:style-name="T19"> la variable aléatoire donnant le résultat du </text:span><text:span text:style-name="T12">i</text:span><text:span text:style-name="T19">-ème lancer. On admet que E(X</text:span><text:span text:style-name="T32">i</text:span><text:span text:style-name="T19">) = 4,5 et V(X</text:span><text:span text:style-name="T32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75"><text:span text:style-name="T19">Les lancers étant indépendants, (</text:span><text:span text:style-name="T23">X</text:span><text:span text:style-name="T35">1</text:span><text:span text:style-name="T23">, X</text:span><text:span text:style-name="T35">2</text:span><text:span text:style-name="T23">, … , X</text:span><text:span text:style-name="T33">n</text:span><text:span text:style-name="T19">) est un échantillon de variables aléatoires d’espérance E(X) = 4,5 et V(X) = 5,25 et de moyenne </text:span><text:span text:style-name="T23">M</text:span><text:span text:style-name="T33">n</text:span><text:span text:style-name="T23"> =</text:span><text:span text:style-name="T23"><draw:frame draw:style-name="fr1" draw:name="Objet29" text:anchor-type="as-char" svg:width="2.907cm" svg:height="1.062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3">.</text:span></text:p>
      <text:p text:style-name="P19"><text:span text:style-name="T27">Pour</text:span><text:span text:style-name="T15"> a</text:span><text:span text:style-name="T24"> = 0,</text:span><text:span text:style-name="T27">1</text:span><text:span text:style-name="T24">, </text:span><text:span text:style-name="T27">d’après la loi des grands nombres, </text:span><text:span text:style-name="T13">p</text:span><text:span text:style-name="T21">(|</text:span><text:span text:style-name="T23">M</text:span><text:span text:style-name="T33">n </text:span><text:span text:style-name="T21"><text:s/>– </text:span><text:span text:style-name="T25">4,5</text:span><text:span text:style-name="T21">|</text:span><text:span text:style-name="T48"> ⩾ </text:span><text:span text:style-name="T55">0,</text:span><text:span text:style-name="T56">1</text:span><text:span text:style-name="T21">), </text:span><text:span text:style-name="T27">que l’on peut également écrire </text:span><text:span text:style-name="T16">p</text:span><text:span text:style-name="T27">(</text:span><text:span text:style-name="T23">M</text:span><text:span text:style-name="T33">n</text:span><text:span text:style-name="T27">∉]4,4 ; 4,6[), tend vers 0 lorsque la taille de l’échantillon tend vers +</text:span><text:span text:style-name="T74">∞.</text:span></text:p>
      <text:p text:style-name="P19"><text:soft-page-break/><text:span text:style-name="T74">On en déduit que </text:span><text:span text:style-name="T76">p</text:span><text:span text:style-name="T74">(</text:span><text:span text:style-name="T75">M</text:span><text:span text:style-name="T83">n</text:span><text:span text:style-name="T73">∈</text:span><text:span text:style-name="T74">]4,4 ; 4,6[) tend vers 1 lorsque la taille de l’échantillon tend vers +∞. Autrement dit, si l’on fait un nombre suffisamment grand de lancers, on peut rendre l’événement « la moyenne de l’échantillon est dans ]4,4 ; 4,6[ » aussi probable qu’on le souhaite en prenant </text:span><text:span text:style-name="T76">n</text:span><text:span text:style-name="T74"> suffisamment gra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/>
    <style:font-face style:name="Tahoma1" svg:font-family="Tahoma"/>
    <style:font-face style:name="arial" svg:font-family="arial, sans-serif"/>
    <style:font-face style:name="sans-serif" svg:font-family="sans-serif"/>
    <style:font-face style:name="Atalante1" svg:font-family="Atalante" style:font-pitch="variable"/>
    <style:font-face style:name="OpenSymbol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6H53M6S</meta:editing-duration>
    <meta:editing-cycles>161</meta:editing-cycles>
    <meta:generator>LibreOffice/6.4.6.2$Linux_X86_64 LibreOffice_project/40$Build-2</meta:generator>
    <meta:initial-creator>Johann DOLIVET</meta:initial-creator>
    <dc:date>2021-01-26T14:33:27.274618116</dc:date>
    <meta:document-statistic meta:table-count="8" meta:image-count="0" meta:object-count="29" meta:page-count="6" meta:paragraph-count="117" meta:word-count="1555" meta:character-count="7776" meta:non-whitespace-character-count="6320"/>
  </office:meta>
</office:document-meta>
</file>

<file path=Object 1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10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1/content.xml><?xml version="1.0" encoding="utf-8"?>
<math xmlns="http://www.w3.org/1998/Math/MathML" display="block">
  <semantics>
    <mfrac>
      <mn>2442</mn>
      <mn>7326</mn>
    </mfrac>
    <annotation encoding="StarMath 5.0">{2442} over {7326} 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13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4/content.xml><?xml version="1.0" encoding="utf-8"?>
<math xmlns="http://www.w3.org/1998/Math/MathML" display="block">
  <semantics>
    <mfrac>
      <mn>0,01</mn>
      <msup>
        <mn>1</mn>
        <mn>2</mn>
      </msup>
    </mfrac>
    <annotation encoding="StarMath 5.0">{0,01} over {1^2} </annotation>
  </semantics>
</math>
</file>

<file path=Object 15/content.xml><?xml version="1.0" encoding="utf-8"?>
<math xmlns="http://www.w3.org/1998/Math/MathML" display="block">
  <semantics>
    <mfrac>
      <mn>1</mn>
      <msup>
        <mi>a</mi>
        <mn>2</mn>
      </msup>
    </mfrac>
    <annotation encoding="StarMath 5.0">{1} over {a^2} </annotation>
  </semantics>
</math>
</file>

<file path=Object 16/content.xml><?xml version="1.0" encoding="utf-8"?>
<math xmlns="http://www.w3.org/1998/Math/MathML" display="block">
  <semantics>
    <msqrt>
      <mn>0,01</mn>
    </msqrt>
    <annotation encoding="StarMath 5.0">sqrt 0,01
</annotation>
  </semantics>
</math>
</file>

<file path=Object 17/content.xml><?xml version="1.0" encoding="utf-8"?>
<math xmlns="http://www.w3.org/1998/Math/MathML" display="block">
  <semantics>
    <mfrac>
      <mn>1</mn>
      <msup>
        <mn>5</mn>
        <mn>2</mn>
      </msup>
    </mfrac>
    <annotation encoding="StarMath 5.0">{1} over {5^2} </annotation>
  </semantics>
</math>
</file>

<file path=Object 18/content.xml><?xml version="1.0" encoding="utf-8"?>
<math xmlns="http://www.w3.org/1998/Math/MathML" display="block">
  <semantics>
    <mrow>
      <msqrt>
        <mrow>
          <mn>20</mn>
          <mo stretchy="false">×</mo>
          <mn>0,45</mn>
          <mo stretchy="false">×</mo>
          <mn>0,55</mn>
        </mrow>
      </msqrt>
      <mo stretchy="false">≈</mo>
      <mn>2,22</mn>
    </mrow>
    <annotation encoding="StarMath 5.0">sqrt {20 times 0,45 times 0,55}  approx 2,22
</annotation>
  </semantics>
</math>
</file>

<file path=Object 19/content.xml><?xml version="1.0" encoding="utf-8"?>
<math xmlns="http://www.w3.org/1998/Math/MathML" display="block">
  <semantics>
    <mfrac>
      <mn>1</mn>
      <msup>
        <mn>2</mn>
        <mn>2</mn>
      </msup>
    </mfrac>
    <annotation encoding="StarMath 5.0">{1} over {2^2} </annotation>
  </semantics>
</math>
</file>

<file path=Object 2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20/content.xml><?xml version="1.0" encoding="utf-8"?>
<math xmlns="http://www.w3.org/1998/Math/MathML" display="block">
  <semantics>
    <mfrac>
      <msub>
        <mi>S</mi>
        <mi>n</mi>
      </msub>
      <mi>n</mi>
    </mfrac>
    <annotation encoding="StarMath 5.0">{S_n} over {n} </annotation>
  </semantics>
</math>
</file>

<file path=Object 21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2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i>n</mi>
    </mfrac>
    <annotation encoding="StarMath 5.0">{V(X)} over {n} </annotation>
  </semantics>
</math>
</file>

<file path=Object 23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M</mi>
              <mi>n</mi>
            </msub>
          </mrow>
          <mo fence="true" stretchy="false">)</mo>
        </mrow>
      </mrow>
      <msup>
        <mi>a</mi>
        <mn>2</mn>
      </msup>
    </mfrac>
    <annotation encoding="StarMath 5.0">{V(M_n)} over {a^2} </annotation>
  </semantics>
</math>
</file>

<file path=Object 2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5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6/content.xml><?xml version="1.0" encoding="utf-8"?>
<math xmlns="http://www.w3.org/1998/Math/MathML" display="block">
  <semantics>
    <mfrac>
      <mn>5,25</mn>
      <mrow>
        <mn>100</mn>
        <mo stretchy="false">×</mo>
        <msup>
          <mn>0,5</mn>
          <mn>2</mn>
        </msup>
      </mrow>
    </mfrac>
    <annotation encoding="StarMath 5.0">{5,25} over {100 times 0,5^2} </annotation>
  </semantics>
</math>
</file>

<file path=Object 27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i>p</mi>
          <mrow>
            <mo fence="true" stretchy="true">(</mo>
            <mrow>
              <mrow>
                <mrow>
                  <mo fence="true" stretchy="true">|</mo>
                  <mrow>
                    <mrow>
                      <mrow>
                        <msub>
                          <mi>M</mi>
                          <mi>n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>a</mi>
              </mrow>
            </mrow>
            <mo fence="true" stretchy="true">)</mo>
          </mrow>
        </mrow>
      </mrow>
      <mo stretchy="false">=</mo>
      <mn>0</mn>
    </mrow>
    <annotation encoding="StarMath 5.0">lim from n toward infinity { p left (  left lline M_n - E(X) right rline  geslant a right ) } = 0</annotation>
  </semantics>
</math>
</file>

<file path=Object 29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3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5/content.xml><?xml version="1.0" encoding="utf-8"?>
<math xmlns="http://www.w3.org/1998/Math/MathML" display="block">
  <semantics>
    <mfrac>
      <mrow>
        <mi>E</mi>
        <msup>
          <mrow>
            <mo fence="true" stretchy="false">[</mo>
            <mrow>
              <mrow>
                <mrow>
                  <mi>X</mi>
                  <mo stretchy="false">−</mo>
                  <mi>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sup>
        <mi>a</mi>
        <mn>2</mn>
      </msup>
    </mfrac>
    <annotation encoding="StarMath 5.0">{ E[X-E(X)]^2} over {a^2} </annotation>
  </semantics>
</math>
</file>

<file path=Object 6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7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8/content.xml><?xml version="1.0" encoding="utf-8"?>
<math xmlns="http://www.w3.org/1998/Math/MathML" display="block">
  <semantics>
    <mrow>
      <mfrac>
        <mrow>
          <mi>V</mi>
          <mrow>
            <mo fence="true" stretchy="false">(</mo>
            <mrow>
              <mi>X</mi>
            </mrow>
            <mo fence="true" stretchy="false">)</mo>
          </mrow>
        </mrow>
        <msup>
          <mrow>
            <mo fence="true" stretchy="false">(</mo>
            <mrow>
              <mrow>
                <mn>2</mn>
                <mi>σ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  <mo stretchy="false">=</mo>
      <mfrac>
        <mn>1</mn>
        <mn>4</mn>
      </mfrac>
    </mrow>
    <annotation encoding="StarMath 5.0">{V(X)} over {(2 σ(X))^2} = {1} over {4} </annotation>
  </semantics>
</math>
</file>

<file path=Object 9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